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6.4271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201in" fo:border-left="none" fo:border-right="0.05pt solid #000000" fo:border-top="0.05pt solid #000000" fo:border-bottom="0.05pt solid #000000" style:writing-mode="page"/>
    </style:style>
    <style:style style:name="P1" style:family="paragraph" style:parent-style-name="Table_20_Contents">
      <style:text-properties officeooo:rsid="0000334f" officeooo:paragraph-rsid="000033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1</text:p>
            <text:p text:style-name="P1">2</text:p>
            <text:p text:style-name="P1">3</text:p>
            <text:p text:style-name="P1">4</text:p>
            <text:p text:style-name="P1">5</text:p>
            <text:p text:style-name="P1">6</text:p>
            <text:p text:style-name="P1">7</text:p>
            <text:p text:style-name="P1">8</text:p>
            <text:p text:style-name="P1">9</text:p>
            <text:p text:style-name="P1">10</text:p>
            <text:p text:style-name="P1">11</text:p>
            <text:p text:style-name="P1">12</text:p>
            <text:p text:style-name="P1">13</text:p>
            <text:p text:style-name="P1">14</text:p>
            <text:p text:style-name="P1">15</text:p>
            <text:p text:style-name="P1">16</text:p>
            <text:p text:style-name="P1">17</text:p>
            <text:p text:style-name="P1">18</text:p>
            <text:p text:style-name="P1">19</text:p>
            <text:p text:style-name="P1">20</text:p>
            <text:p text:style-name="P1">21</text:p>
            <text:p text:style-name="P1">22</text:p>
            <text:p text:style-name="P1">23</text:p>
            <text:p text:style-name="P1">24</text:p>
            <text:p text:style-name="P1">25</text:p>
            <text:p text:style-name="P1">26</text:p>
            <text:p text:style-name="P1">27</text:p>
            <text:p text:style-name="P1">28</text:p>
            <text:p text:style-name="P1">29</text:p>
            <text:p text:style-name="P1">30</text:p>
            <text:p text:style-name="P1">31</text:p>
            <text:p text:style-name="P1">32</text:p>
            <text:p text:style-name="P1">33</text:p>
            <text:p text:style-name="P1">34</text:p>
            <text:p text:style-name="P1">35</text:p>
            <text:p text:style-name="P1">36</text:p>
            <text:p text:style-name="P1">37</text:p>
            <text:p text:style-name="P1">38</text:p>
            <text:p text:style-name="P1">39</text:p>
            <text:p text:style-name="P1">40</text:p>
            <text:p text:style-name="P1">41</text:p>
            <text:p text:style-name="P1">42</text:p>
            <text:p text:style-name="P1">43</text:p>
            <text:p text:style-name="P1">44</text:p>
            <text:p text:style-name="P1">45</text:p>
            <text:p text:style-name="P1">46</text:p>
            <text:p text:style-name="P1">47</text:p>
            <text:p text:style-name="P1">48</text:p>
            <text:p text:style-name="P1"><text:soft-page-break/>49</text:p>
            <text:p text:style-name="P1"/>
          </table:table-cell>
          <table:table-cell table:style-name="Table1.B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1T03:24:03.317000000</meta:creation-date>
    <dc:date>2020-09-21T07:17:23.842000000</dc:date>
    <meta:editing-duration>PT19M</meta:editing-duration>
    <meta:editing-cycles>2</meta:editing-cycles>
    <meta:generator>LibreOffice/6.4.6.2$Windows_X86_64 LibreOffice_project/0ce51a4fd21bff07a5c061082cc82c5ed232f115</meta:generator>
    <meta:document-statistic meta:table-count="1" meta:image-count="0" meta:object-count="0" meta:page-count="2" meta:paragraph-count="49" meta:word-count="49" meta:character-count="89" meta:non-whitespace-character-count="89"/>
  </office:meta>
</office:document-meta>
</file>